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pt" fo:country="BR" style:text-underline-style="none" style:font-size-asian="12pt" style:font-size-complex="12pt"/>
    </style:style>
    <style:style style:name="P2" style:family="paragraph" style:parent-style-name="Standard" style:master-page-name="">
      <style:paragraph-properties fo:margin-left="0cm" fo:margin-right="0cm" fo:text-indent="1.499cm" style:auto-text-indent="false" style:page-number="auto"/>
      <style:text-properties style:font-name="Times New Roman" fo:font-size="12pt" fo:language="pt" fo:country="BR" style:text-underline-style="none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language="pt" fo:country="BR" style:text-underline-style="none"/>
    </style:style>
    <style:style style:name="P4" style:family="paragraph" style:parent-style-name="Preformatted_20_Text">
      <style:paragraph-properties fo:margin-left="0cm" fo:margin-right="0cm" fo:text-align="justify" style:justify-single-word="false" fo:text-indent="1.499cm" style:auto-text-indent="false"/>
      <style:text-properties style:font-name="Times New Roman" fo:font-size="12pt" fo:language="pt" fo:country="BR" style:text-underline-style="none" officeooo:rsid="0005f7f2" officeooo:paragraph-rsid="0005f7f2" style:font-size-asian="12pt" style:font-size-complex="12pt"/>
    </style:style>
    <style:style style:name="P5" style:family="paragraph" style:parent-style-name="Preformatted_20_Text">
      <style:paragraph-properties fo:margin-left="0cm" fo:margin-right="0cm" fo:text-align="justify" style:justify-single-word="false" fo:text-indent="1.499cm" style:auto-text-indent="false"/>
      <style:text-properties style:font-name="Times New Roman" fo:font-size="12pt" fo:language="pt" fo:country="BR" style:text-underline-style="none" officeooo:rsid="0007ec8c" officeooo:paragraph-rsid="0007ec8c" style:font-size-asian="12pt" style:font-size-complex="12pt"/>
    </style:style>
    <style:style style:name="P6" style:family="paragraph" style:parent-style-name="Preformatted_20_Text">
      <style:paragraph-properties fo:margin-left="0cm" fo:margin-right="0cm" fo:text-align="justify" style:justify-single-word="false" fo:text-indent="1.499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officeooo:rsid="00058eb6"/>
    </style:style>
    <style:style style:name="T4" style:family="text">
      <style:text-properties fo:color="#000000" style:font-name="Times New Roman" fo:font-size="12pt" fo:language="pt" fo:country="BR" style:text-underline-style="none" style:font-size-asian="12pt" style:font-size-complex="12pt"/>
    </style:style>
    <style:style style:name="T5" style:family="text">
      <style:text-properties fo:color="#000000" style:font-name="Times New Roman" fo:font-size="12pt" fo:language="pt" fo:country="BR" style:text-underline-style="none" officeooo:rsid="00058eb6" style:font-size-asian="12pt" style:font-size-complex="12pt"/>
    </style:style>
    <style:style style:name="T6" style:family="text">
      <style:text-properties fo:color="#000000" style:font-name="Times New Roman" fo:font-size="12pt" style:text-underline-style="none" style:font-size-asian="12pt" style:font-size-complex="12pt"/>
    </style:style>
    <style:style style:name="T7" style:family="text">
      <style:text-properties fo:color="#000000" style:font-name="Times New Roman" fo:font-size="12pt" style:text-underline-style="none" officeooo:rsid="0005f7f2" style:font-size-asian="12pt" style:font-size-complex="12pt"/>
    </style:style>
    <style:style style:name="T8" style:family="text">
      <style:text-properties fo:color="#000000" officeooo:rsid="0007ec8c"/>
    </style:style>
    <style:style style:name="T9" style:family="text">
      <style:text-properties fo:color="#000000" officeooo:rsid="00096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studo Astrométrico e Fotométrico do Sistema Solar Exterior</text:span></text:p>
      <text:p text:style-name="P1"/>
      <text:p text:style-name="P1"/>
      <text:p text:style-name="P2"/>
      <text:p text:style-name="P6"><text:span text:style-name="T4">O estudo de objetos como TNOs, Centauros e Satélites Irregulares (remanescentes relativamente inalterados da formação do sistema solar) nos ajudam a compreender a formação e evolução do Sistema Solar. <text:s/></text:span><text:span text:style-name="T5">Poucas foram as sondas enviadas para explorar essas regiões e muito do conhecimento sobre seus constituintes foram adquiridos a partir de observações de solo. </text:span><text:span text:style-name="T6">Atualmente, é aceito que TNOs e Centauros tenham sido formados nas partes mais internas do sistema solar, </text:span><text:span text:style-name="T7">que satélites irregulares de planetas gigantes foram capturados pelos planetas. Resta saber quando e como. Para ajudar a responder essas perguntas é necessário caracterizar seus parâmetros físicos.</text:span></text:p>
      <text:p text:style-name="P4"><text:span text:style-name="T3">U</text:span><text:span text:style-name="T1">m dos métodos mais robustos para caracterizar tamanho, </text:span><text:span text:style-name="T8">forma, </text:span><text:span text:style-name="T1">densidade, atmosfera, </text:span><text:span text:style-name="T8">anéis, etc é a ocultação estelar por objetos do Sistema Solar Externo. Este trabalho apresenta a análise de duas ocultações por Ceres, a predição de ocultações por satélites irregulares e o trabalho de ocultações por TNOs e Centauros desenvolvido pelo grupo em colaboração com pesquisadores internacionais.</text:span></text:p>
      <text:p text:style-name="P5"><text:span text:style-name="T1">Parâmetros internos de Netuno e Tritão serão trabalhados <text:s/>em um doutorado sanduíche com o Doutor Valéry Lainey estudando os efeitos de maré do sistema. </text:span><text:span text:style-name="T9">Uma vez que esses objetos estão muito próximos no céu, uma análise será feita para obter as posições astrométricas relativas Netuno-Tritão utilizando a técnica de coronografia digital para eliminar a contribuição da luz de Netuno na posição de Trit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44:09.081322700</meta:creation-date>
    <dc:date>2015-06-08T23:46:07.842794927</dc:date>
    <meta:editing-duration>PT14M58S</meta:editing-duration>
    <meta:editing-cycles>1</meta:editing-cycles>
    <meta:document-statistic meta:table-count="0" meta:image-count="0" meta:object-count="0" meta:page-count="1" meta:paragraph-count="4" meta:word-count="225" meta:character-count="1516" meta:non-whitespace-character-count="1293"/>
    <meta:generator>LibreOffice/4.2.8.2$Linux_X86_64 LibreOffice_project/420m0$Build-2</meta:generator>
  </office:meta>
</office:document-meta>
</file>